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ru" fo:country="RU" fo:font-weight="bold" style:font-weight-asian="bold" style:font-weight-complex="bold"/>
    </style:style>
    <style:style style:name="P3" style:family="paragraph" style:parent-style-name="Standard">
      <style:text-properties fo:language="ru" fo:country="RU" fo:font-weight="normal" style:font-weight-asian="normal" style:font-weight-complex="normal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text-properties fo:language="en" fo:country="US" fo:font-weight="bold" style:font-weight-asian="bold" style:font-weight-complex="bold"/>
    </style:style>
    <style:style style:name="P6" style:family="paragraph" style:parent-style-name="Standard">
      <style:text-properties fo:language="en" fo:country="US" fo:font-weight="normal" style:font-weight-asian="normal" style:font-weight-complex="normal"/>
    </style:style>
    <style:style style:name="P7" style:family="paragraph" style:parent-style-name="Standard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text-properties fo:language="ru" fo:country="RU"/>
    </style:style>
    <style:style style:name="P11" style:family="paragraph" style:parent-style-name="Standard">
      <style:text-properties fo:language="ru" fo:country="RU" fo:font-weight="normal" style:font-weight-asian="normal" style:font-weight-complex="normal"/>
    </style:style>
    <style:style style:name="P12" style:family="paragraph" style:parent-style-name="Standard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normal" style:font-weight-asian="normal" style:font-weight-complex="normal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тег&gt; - может описывать документ в общем или способ форматирования в целом.</text:p>
      <text:p text:style-name="P1"/>
      <text:p text:style-name="P1">Структура:</text:p>
      <text:p text:style-name="P1">&lt;название команды&gt; - начало команды<text:line-break/> <text:s text:c="37"/>поле действия команды </text:p>
      <text:p text:style-name="P4">&lt;<text:span text:style-name="T1">/название команды</text:span>&gt; <text:span text:style-name="T1">- конец команды <text:s/></text:span></text:p>
      <text:p text:style-name="P1"/>
      <text:p text:style-name="P1">атрибут-параметры команд</text:p>
      <text:p text:style-name="P1"/>
      <text:p text:style-name="P4"><text:span text:style-name="T1">структура </text:span>HTML <text:span text:style-name="T1">документа:</text:span></text:p>
      <text:p text:style-name="P4">&lt;HTML&gt; <text:s/>- <text:span text:style-name="T1">начало документа</text:span></text:p>
      <text:p text:style-name="P4"><text:s text:c="10"/>&lt;HEAD&gt; <text:span text:style-name="T1">- головная часть документа(может отсутствовать)</text:span></text:p>
      <text:p text:style-name="P4"/>
      <text:p text:style-name="P4"><text:s text:c="12"/>&lt;/HEAD&gt; <text:span text:style-name="T1">- конец головной части документа</text:span></text:p>
      <text:p text:style-name="P4"><text:s text:c="4"/></text:p>
      <text:p text:style-name="P4"><text:s text:c="13"/>&lt;BODY&gt;</text:p>
      <text:p text:style-name="P4"><text:s text:c="33"/><text:span text:style-name="T1">тело документа</text:span></text:p>
      <text:p text:style-name="P4"><text:s text:c="16"/>&lt;/BODY&gt;</text:p>
      <text:p text:style-name="P4">&lt;/HTML&gt; <text:span text:style-name="T1">- конец документа</text:span></text:p>
      <text:p text:style-name="P1"><text:s/></text:p>
      <text:p text:style-name="P4">&lt;!-- <text:span text:style-name="T1"><text:s/>начало комментария</text:span></text:p>
      <text:p text:style-name="P1"><text:s text:c="3"/>поле действия комментария</text:p>
      <text:p text:style-name="P4"><text:span text:style-name="T1">--</text:span>&gt; <text:s text:c="4"/><text:span text:style-name="T1">конец комментария</text:span></text:p>
      <text:p text:style-name="P1"/>
      <text:p text:style-name="P4">&lt;TITLE&gt;<text:span text:style-name="T1">Заголовок</text:span>&lt;/TITLE&gt; <text:span text:style-name="T1">- заголовок окна браузера(не больше 5-6 слов),внутри головной части </text:span></text:p>
      <text:p text:style-name="P1"/>
      <text:p text:style-name="P4">&lt;hgroup&gt; - <text:span text:style-name="T1">для группировки элементов </text:span>&lt;h1&gt;-&lt;h6&gt; </text:p>
      <text:p text:style-name="P4"/>
      <text:p text:style-name="P1">Синтаксис заголовка:</text:p>
      <text:p text:style-name="P4">&lt;Hn align=&gt; <text:span text:style-name="T1">Текст заголовка </text:span>&lt;/Hn&gt;</text:p>
      <text:p text:style-name="P4">n- <text:span text:style-name="T1">число от 1 до 6</text:span></text:p>
      <text:p text:style-name="P1"/>
      <text:p text:style-name="P4">p{text - align : left} <text:span text:style-name="T1">-атрибут,задающий расположение на экране</text:span></text:p>
      <text:p text:style-name="P1"/>
      <text:p text:style-name="P4">justifity -<text:span text:style-name="T1">выравнивание по ширине элемента</text:span></text:p>
      <text:p text:style-name="P1"/>
      <text:p text:style-name="P4">initial – <text:span text:style-name="T1">устанавливает значение свойства по умолчанию</text:span></text:p>
      <text:p text:style-name="P1"/>
      <text:p text:style-name="P4">inherit —<text:span text:style-name="T1"> наследует значение свойства от родительского элемента</text:span></text:p>
      <text:p text:style-name="P1"/>
      <text:p text:style-name="P1">&lt;<text:span text:style-name="T3">P</text:span>&gt; - задание абзаца</text:p>
      <text:p text:style-name="P1"/>
      <text:p text:style-name="P4">&lt;BR&gt; <text:span text:style-name="T1">- переход на новую строку,не начинаю новый абзац</text:span></text:p>
      <text:p text:style-name="P1"/>
      <text:p text:style-name="P4">&lt;BLOCKQUOTE&gt; <text:span text:style-name="T1">- сдвиг от левого края</text:span></text:p>
      <text:p text:style-name="P1"/>
      <text:p text:style-name="P4">&lt;BIG&gt; &lt;SMALL&gt;<text:span text:style-name="T1"> - изменяют размер шрифта на одну единицу</text:span></text:p>
      <text:p text:style-name="P1"/>
      <text:p text:style-name="P4"><text:span text:style-name="T5">font-family</text:span> —<text:span text:style-name="T1"> для выбора шрифта</text:span></text:p>
      <text:p text:style-name="P1"/>
      <text:p text:style-name="P4">family-name <text:span text:style-name="T1">название семейства шрифтов </text:span></text:p>
      <text:p text:style-name="P4"><text:soft-page-break/>generic-family —<text:span text:style-name="T1"> базовое семейство :</text:span></text:p>
      <text:p text:style-name="P4"><text:span text:style-name="T1">1)Шрифты с засечками-</text:span>Serif</text:p>
      <text:p text:style-name="P1">2)Рубленные шрифты -<text:span text:style-name="T3">Sans-serif</text:span></text:p>
      <text:p text:style-name="P1"><text:span text:style-name="T3">3)</text:span>Моноширинные грифты –<text:span text:style-name="T3"> Monospace</text:span></text:p>
      <text:p text:style-name="P1"><text:span text:style-name="T3">4)</text:span>Рукописные шрифты-<text:span text:style-name="T3">Cursive</text:span></text:p>
      <text:p text:style-name="P1"><text:span text:style-name="T3">5)</text:span>Аллегоические шрифты</text:p>
      <text:p text:style-name="P1"/>
      <text:p text:style-name="P4"><text:span text:style-name="T5">font-style</text:span> -<text:span text:style-name="T1">для выбора стиля начертания для текста</text:span></text:p>
      <text:p text:style-name="P4"><text:span text:style-name="T1">1)</text:span>normal – <text:span text:style-name="T1">обычное начертание</text:span></text:p>
      <text:p text:style-name="P4">2)italic —<text:span text:style-name="T1"> выделяет текст курсивом</text:span></text:p>
      <text:p text:style-name="P4">3)oblique —<text:span text:style-name="T1"> наклонное начертание</text:span></text:p>
      <text:p text:style-name="P1"/>
      <text:p text:style-name="P4"><text:span text:style-name="T5">font-variant </text:span>– <text:span text:style-name="T1">выводит шрифт малыми заглавными буквами. Наследуется</text:span></text:p>
      <text:p text:style-name="P4"><text:span text:style-name="T1">1)</text:span>normal <text:span text:style-name="T1">- все строчные буквы заменяются на малые прописные (отличие от обычных прописных -слегка измененные пропорции и уменьшенный размер)</text:span></text:p>
      <text:p text:style-name="P4">2)small-caps —<text:span text:style-name="T1"> прописне буквы имеют разные размеры</text:span></text:p>
      <text:p text:style-name="P1"/>
      <text:p text:style-name="P4"><text:span text:style-name="T5">font – weight</text:span> <text:span text:style-name="T1">-насыщенность шрифта</text:span></text:p>
      <text:p text:style-name="P4">1)normal – <text:span text:style-name="T1">насыщенность=400</text:span></text:p>
      <text:p text:style-name="P4"><text:span text:style-name="T1">2)</text:span>boid – <text:span text:style-name="T1">полужирный=700</text:span></text:p>
      <text:p text:style-name="P4"><text:span text:style-name="T1">3)</text:span>bolder – <text:span text:style-name="T1">больше,чем у предка</text:span></text:p>
      <text:p text:style-name="P4"><text:span text:style-name="T1">4)</text:span>lighter – <text:span text:style-name="T1">меньше,чем у предка </text:span></text:p>
      <text:p text:style-name="P1">100- лёгкий вариант начертания</text:p>
      <text:p text:style-name="P1">900- плотный </text:p>
      <text:p text:style-name="P1">распределение плотности зависит также от количества уровней насыщенности</text:p>
      <text:p text:style-name="P1"/>
      <text:p text:style-name="P5">font-size – <text:span text:style-name="T2">рамер(кегль) шрифта</text:span></text:p>
      <text:p text:style-name="P5"><text:span text:style-name="T6">1)absolute-size </text:span><text:span text:style-name="T2">-абсолютные размеры ,масштабирование между сосеними размерами =1,5 при переходе от </text:span><text:span text:style-name="T6">&lt; <text:s/></text:span><text:span text:style-name="T2">к <text:s/></text:span><text:span text:style-name="T6">&gt; <text:s/></text:span><text:span text:style-name="T2">= 0,66</text:span></text:p>
      <text:p text:style-name="P5"><text:span text:style-name="T2">2)</text:span><text:span text:style-name="T6">relative -size – </text:span><text:span text:style-name="T2">относительные размеры -изменение размера относительно родителя</text:span></text:p>
      <text:p text:style-name="P5"><text:span text:style-name="T2">3)длина — размер с помощью положитеьных значений единиц длины -</text:span><text:span text:style-name="T6">px</text:span></text:p>
      <text:p text:style-name="P2"><text:span text:style-name="T6">4)</text:span><text:span text:style-name="T4">%- </text:span><text:span text:style-name="T6">обеспечивает более точную надстройку</text:span></text:p>
      <text:p text:style-name="P3"/>
      <text:p text:style-name="P5">color<text:span text:style-name="T6"> – </text:span><text:span text:style-name="T2">цвет </text:span></text:p>
      <text:p text:style-name="P5"><text:span text:style-name="T6">1)HEX —</text:span><text:span text:style-name="T2"> 16 основных цветов, </text:span><text:span text:style-name="T6">#RRGGBB</text:span><text:span text:style-name="T2">- 16-ричный код цвета,</text:span><text:span text:style-name="T6">RR</text:span><text:span text:style-name="T2">-красный,</text:span><text:span text:style-name="T6"> GG</text:span><text:span text:style-name="T2">-зеленый</text:span><text:span text:style-name="T6"> BB —</text:span><text:span text:style-name="T2"> синий, диапазон от 00 до </text:span><text:span text:style-name="T6">FF</text:span></text:p>
      <text:p text:style-name="P2"><text:span text:style-name="T6">2)</text:span><text:span text:style-name="T4">RGB —</text:span><text:span text:style-name="T6"> количество тона в получаемом цвете</text:span></text:p>
      <text:p text:style-name="P2"><text:span text:style-name="T6">3)</text:span><text:span text:style-name="T4">RGBA —</text:span><text:span text:style-name="T6"> система цветопередачи </text:span><text:span text:style-name="T4">RGB(Alpha-</text:span><text:span text:style-name="T6">параметр расширения для управления смешивания цветов</text:span><text:span text:style-name="T4">)</text:span></text:p>
      <text:p text:style-name="P4">4)HSL<text:span text:style-name="T1">- оттенок (определяется градусов поворота цветового спектра),насыщенность(в %),светлота и яркость(в % чем выше тем ярче)</text:span></text:p>
      <text:p text:style-name="P1">5)<text:span text:style-name="T3">HSLA – </text:span>задаёт прозрачность через альфа канал</text:p>
      <text:p text:style-name="P1">6)имя цвета — задаётся кроссбраузерным названием(140 названий цветов)</text:p>
      <text:p text:style-name="P1"/>
      <text:p text:style-name="P2">специальные символы</text:p>
      <text:p text:style-name="P6">&amp;lt; <text:s/>- &lt;</text:p>
      <text:p text:style-name="P6">&amp;gt; - &gt;</text:p>
      <text:p text:style-name="P6">&amp;amp; - &amp;</text:p>
      <text:p text:style-name="P6">&amp;nbsp; - <text:span text:style-name="T1">неразрывный пробел</text:span></text:p>
      <text:p text:style-name="P6">SUP <text:span text:style-name="T1">верхний индекс </text:span></text:p>
      <text:p text:style-name="P6">SUB<text:span text:style-name="T1"> нижний индекс</text:span></text:p>
      <text:p text:style-name="P6">BODY, HR, MARQUEE, TABLE —<text:span text:style-name="T1"> атрибуты установки цвета в командах</text:span></text:p>
      <text:p text:style-name="P6"><text:soft-page-break/>&lt;HR&gt; <text:span text:style-name="T1">- горизонтальная черта</text:span></text:p>
      <text:p text:style-name="P6">size=n <text:span text:style-name="T1">размер шрифта </text:span>(n=<text:span text:style-name="T1"> от 0 до 7) </text:span></text:p>
      <text:p text:style-name="P6">name=name</text:p>
      <text:p text:style-name="P6"/>
      <text:p text:style-name="P6">Bulleted Lists —<text:span text:style-name="T1"> ненумерованный список</text:span></text:p>
      <text:p text:style-name="P6">Ordered Lists —<text:span text:style-name="T1"> нумерованный список</text:span></text:p>
      <text:p text:style-name="P6">Directory Lists —<text:span text:style-name="T1"> список описаний</text:span></text:p>
      <text:p text:style-name="P6">Itemized Lists —<text:span text:style-name="T1"> список обозначений</text:span></text:p>
      <text:p text:style-name="P6">Definition Lists —<text:span text:style-name="T1"> список определений</text:span></text:p>
      <text:p text:style-name="P3"/>
      <text:p text:style-name="P6">&lt;/li&gt;<text:span text:style-name="T1">- закрывающий тег</text:span></text:p>
      <text:p text:style-name="P3"/>
      <text:p text:style-name="P6">&lt;A&gt; <text:span text:style-name="T1">- задает гиперссылку на другой документ </text:span></text:p>
      <text:p text:style-name="P3"/>
      <text:p text:style-name="P6">BACKGROUND – <text:span text:style-name="T1">название файла</text:span></text:p>
      <text:p text:style-name="P3"/>
      <text:p text:style-name="P6">BGCOLOR <text:span text:style-name="T1">цвет фона</text:span></text:p>
      <text:p text:style-name="P3"/>
      <text:p text:style-name="P6">TEXT <text:span text:style-name="T1">цвет текста</text:span></text:p>
      <text:p text:style-name="P3"/>
      <text:p text:style-name="P6">LINK <text:span text:style-name="T1">цвет не посещённой гиперссылки</text:span></text:p>
      <text:p text:style-name="P3"/>
      <text:p text:style-name="P6">VLINK <text:span text:style-name="T1">цвет посещённой гиперссылки</text:span></text:p>
      <text:p text:style-name="P3"/>
      <text:p text:style-name="P6">ALINK <text:span text:style-name="T1">цвет активной гиперссылки</text:span></text:p>
      <text:p text:style-name="P3"/>
      <text:p text:style-name="P6">URL- <text:span text:style-name="T1">сетевое расширение полного имени файла в ОС</text:span></text:p>
      <text:p text:style-name="P3"/>
      <text:p text:style-name="P6">HTTP – <text:span text:style-name="T1">для предоставления гипертекстовых документов</text:span></text:p>
      <text:p text:style-name="P3"/>
      <text:p text:style-name="P6"><text:span text:style-name="T1">частичные </text:span>Url <text:s/><text:span text:style-name="T1">используются только </text:span>HTTP<text:span text:style-name="T1">(указывает на документ который находится на том же севрвере)</text:span></text:p>
      <text:p text:style-name="P3"/>
      <text:p text:style-name="P6">CSS- <text:span text:style-name="T1">каскадные таблицы стилей</text:span></text:p>
      <text:p text:style-name="P6"><text:span text:style-name="T1"><text:s/>в разделе </text:span>HEAD <text:span text:style-name="T1">с помощью </text:span>STYLE </text:p>
      <text:p text:style-name="P6"/>
      <text:p text:style-name="P3">синтаксис: </text:p>
      <text:p text:style-name="P3">селектор{атрибут : значение}</text:p>
      <text:p text:style-name="P6">&lt;p&gt; <text:span text:style-name="T1">команда</text:span></text:p>
      <text:p text:style-name="P6">&lt;B&gt; <text:span text:style-name="T1">потомок</text:span></text:p>
      <text:p text:style-name="P6">&lt;LI&gt; <text:span text:style-name="T1">дочерняя</text:span></text:p>
      <text:p text:style-name="P6">&lt;DIV&gt; <text:span text:style-name="T1">атрибуты </text:span></text:p>
      <text:p text:style-name="P6">&lt;A&gt; <text:span text:style-name="T1">посещённая команда</text:span></text:p>
      <text:p text:style-name="P5">p { color:#800000}/*RGB – color <text:span text:style-name="T2">задание цвета</text:span></text:p>
      <text:p text:style-name="P5">p {font-size:32pt}/*pt – point,px-pixel <text:span text:style-name="T2">задание размера</text:span></text:p>
      <text:p text:style-name="P5">p{font-style:italic} <text:s/><text:span text:style-name="T2">задание курсива</text:span></text:p>
      <text:p text:style-name="P5">p{font-weight:bold} <text:span text:style-name="T2">задание жирного шрифта</text:span></text:p>
      <text:p text:style-name="P5">p{font-family:Arial}/* <text:span text:style-name="T2">задание семейства шрифта </text:span></text:p>
      <text:p text:style-name="P5">p{text-align:center}/*center/left/right <text:span text:style-name="T2">задание размещения</text:span></text:p>
      <text:p text:style-name="P3"/>
      <text:p text:style-name="P5"><text:s/><text:span text:style-name="T1">селекторы:</text:span>CLASS <text:span text:style-name="T1">и</text:span> ID </text:p>
      <text:p text:style-name="P5">CLASS:</text:p>
      <text:p text:style-name="P3"><text:soft-page-break/>1)задание конкретной команды<text:span text:style-name="T3">(P.redtext{color:#FF0000})</text:span></text:p>
      <text:p text:style-name="P3"><text:span text:style-name="T3">2)</text:span>для произвольной команды разметки( .<text:span text:style-name="T3">redtext{color : #FF0000}</text:span>)</text:p>
      <text:p text:style-name="P6">ID(<text:span text:style-name="T1">в заголовке документа</text:span>) #redtext{color : #FF0000}</text:p>
      <text:p text:style-name="P6">SPAN – <text:span text:style-name="T1">меняет стиль ввода текста внутри одной команды</text:span></text:p>
      <text:p text:style-name="P3"/>
      <text:p text:style-name="P6">&lt;TABLE&gt;<text:span text:style-name="T1">- форматирование документа</text:span></text:p>
      <text:p text:style-name="P3"/>
      <text:p text:style-name="P6">&lt;TR&gt; (Table row) – <text:span text:style-name="T1">описание строки таблицы</text:span></text:p>
      <text:p text:style-name="P3"/>
      <text:p text:style-name="P6">&lt;TD&gt; (Table detail) —<text:span text:style-name="T1"> описание ячейки таблицы</text:span></text:p>
      <text:p text:style-name="P6"/>
      <text:p text:style-name="P6">WIDTH= <text:span text:style-name="T1">- атрибут ширины таблицы</text:span></text:p>
      <text:p text:style-name="P6"/>
      <text:p text:style-name="P6">ALIGN= <text:span text:style-name="T1">- горизонтальное положение</text:span></text:p>
      <text:p text:style-name="P6"/>
      <text:p text:style-name="P6">V<text:span text:style-name="T1">ALIGN= - вертикальное положение</text:span></text:p>
      <text:p text:style-name="P6"/>
      <text:p text:style-name="P6">CELLPADDING <text:span text:style-name="T1">и</text:span> CELLSPACING —<text:span text:style-name="T1"> расстояние в пикселях между границей клетки и содержимым</text:span></text:p>
      <text:p text:style-name="P6"/>
      <text:p text:style-name="P6">CAPTION <text:span text:style-name="T1">заголовок к таблице</text:span></text:p>
      <text:p text:style-name="P6"/>
      <text:p text:style-name="P6">BORDER —<text:span text:style-name="T1"> рамка вокруг таблицы и ячеек</text:span></text:p>
      <text:p text:style-name="P6"/>
      <text:p text:style-name="P6">BGCOLOR <text:s/><text:span text:style-name="T1">цвет фона</text:span></text:p>
      <text:p text:style-name="P6"/>
      <text:p text:style-name="P6">BORDERCOLOR <text:span text:style-name="T1">изменяет цвет рамки</text:span></text:p>
      <text:p text:style-name="P6"/>
      <text:p text:style-name="P6">COLSPAN <text:span text:style-name="T1">объединение нескольких столбцов</text:span></text:p>
      <text:p text:style-name="P6"/>
      <text:p text:style-name="P6">ROWSPAN <text:span text:style-name="T1">ячейки</text:span></text:p>
      <text:p text:style-name="P6"/>
      <text:p text:style-name="P6">IMG <text:span text:style-name="T1">включение графических файлов</text:span></text:p>
      <text:p text:style-name="P6"/>
      <text:p text:style-name="P6">HEIGHT <text:span text:style-name="T1">высота</text:span></text:p>
      <text:p text:style-name="P6"/>
      <text:p text:style-name="P6">WIGTH <text:span text:style-name="T1">ширина</text:span></text:p>
      <text:p text:style-name="P6"/>
      <text:p text:style-name="P6">ALT <text:span text:style-name="T1">надпись при наведении мышки на изображение</text:span></text:p>
      <text:p text:style-name="P6"/>
      <text:p text:style-name="P6">ALIGN <text:span text:style-name="T1">можно перемещать текст </text:span></text:p>
      <text:p text:style-name="P6"/>
      <text:p text:style-name="P6">BR <text:span text:style-name="T1">с атрибутом </text:span>CLEAR <text:span text:style-name="T1">прекращение обтекания картинки</text:span></text:p>
      <text:p text:style-name="P6"/>
      <text:p text:style-name="P6">HSPACE <text:span text:style-name="T1">горизонтальный отступ между текстом и картинкой</text:span></text:p>
      <text:p text:style-name="P3"/>
      <text:p text:style-name="P3">Фреймы(окна)-механизм навигации и создания пользовательских меню</text:p>
      <text:p text:style-name="P3"/>
      <text:p text:style-name="P6"><text:span text:style-name="T1">атрибут </text:span>COLS <text:span text:style-name="T1">команде </text:span>FRAMESET <text:span text:style-name="T1">разделение поля по столбцам </text:span></text:p>
      <text:p text:style-name="P6"/>
      <text:p text:style-name="P6">TARGET=”_top” <text:span text:style-name="T1">загрузить в основном окне браузера</text:span></text:p>
      <text:p text:style-name="P6"/>
      <text:p text:style-name="P6"><text:soft-page-break/>TARGET=”_blank” <text:span text:style-name="T1">загрузить</text:span> <text:span text:style-name="T1">в новом окне</text:span></text:p>
      <text:p text:style-name="P6"/>
      <text:p text:style-name="P6">TARGET=”_self” <text:span text:style-name="T1">в том же самом окне откуда был вызван</text:span></text:p>
      <text:p text:style-name="P6"/>
      <text:p text:style-name="P6">TARGET=”_parent” <text:span text:style-name="T1">загрузка в родительское окно</text:span></text:p>
      <text:p text:style-name="P6"/>
      <text:p text:style-name="P6">NORESIZE <text:s/><text:span text:style-name="T1">изменение размеров окна</text:span></text:p>
      <text:p text:style-name="P6"/>
      <text:p text:style-name="P6">SCROLLING <text:s/><text:span text:style-name="T1">прокрутка текста</text:span></text:p>
      <text:p text:style-name="P6"/>
      <text:p text:style-name="P6">FRAMESPACING <text:span text:style-name="T1">без рамок и без отступов</text:span></text:p>
      <text:p text:style-name="P6"/>
      <text:p text:style-name="P6">FRAMESET <text:span text:style-name="T1">должен быть вложенным</text:span></text:p>
      <text:p text:style-name="P3"/>
      <text:p text:style-name="P6"><text:span text:style-name="T1">атрибут </text:span>BORDER<text:span text:style-name="T1"> в команде </text:span>IMG <text:span text:style-name="T1">с значением 0 уберёт рисовку рамки</text:span></text:p>
      <text:p text:style-name="P3"/>
      <text:p text:style-name="P6"><text:span text:style-name="T1">атрибут </text:span>USEMAP<text:span text:style-name="T1"> в команде </text:span>IMG <text:span text:style-name="T1">для задания информации о гиперссылках в рисунке</text:span></text:p>
      <text:p text:style-name="P6"/>
      <text:p text:style-name="P6">AREA <text:span text:style-name="T1">помечает области окружностями</text:span></text:p>
      <text:p text:style-name="P6"/>
      <text:p text:style-name="P6">COORDS <text:span text:style-name="T1">список координат</text:span></text:p>
      <text:p text:style-name="P3"/>
      <text:p text:style-name="P7">JavaScript</text:p>
      <text:p text:style-name="P7"/>
      <text:p text:style-name="P8">window,location,history<text:span text:style-name="T1">,</text:span>document,navigator- <text:span text:style-name="T1">объекты браузера(верхнего уровня)</text:span></text:p>
      <text:p text:style-name="P9"/>
      <text:p text:style-name="P8">string,math,date – <text:span text:style-name="T1">внутренние объекты</text:span></text:p>
      <text:p text:style-name="P8"/>
      <text:p text:style-name="P8">document.write() - <text:span text:style-name="T1">обращение к методу </text:span>write <text:span text:style-name="T1">объекта </text:span>document</text:p>
      <text:p text:style-name="P9"/>
      <text:p text:style-name="P9">свойство- это именованное значение которое принадлежит объекту</text:p>
      <text:p text:style-name="P8"/>
      <text:p text:style-name="P8">window <text:span text:style-name="T1">фреймосодержащий объект</text:span></text:p>
      <text:p text:style-name="P8"/>
      <text:p text:style-name="P8">document <text:span text:style-name="T1">свойства имени каждой формы,цвета и т. д.</text:span></text:p>
      <text:p text:style-name="P9"/>
      <text:p text:style-name="P8">Location <text:span text:style-name="T1">местонахождение</text:span></text:p>
      <text:p text:style-name="P8"/>
      <text:p text:style-name="P8">navigator <text:span text:style-name="T1">версия браузера</text:span></text:p>
      <text:p text:style-name="P8"/>
      <text:p text:style-name="P8">history <text:span text:style-name="T1">информация о всех ресурсах к которым пользователь обращался во время сеанса</text:span></text:p>
      <text:p text:style-name="P8"/>
      <text:p text:style-name="P8">handler() <text:span text:style-name="T1">тело функции </text:span></text:p>
      <text:p text:style-name="P8"/>
      <text:p text:style-name="P8">setTimeout <text:span text:style-name="T1">устанавливает таймер </text:span></text:p>
      <text:p text:style-name="P8"/>
      <text:p text:style-name="P8">Load <text:span text:style-name="T1">обработка событий </text:span></text:p>
      <text:p text:style-name="P8"/>
      <text:p text:style-name="P8">clearTimeout <text:span text:style-name="T1">остановка таймера </text:span></text:p>
      <text:p text:style-name="P8"/>
      <text:p text:style-name="P8">event <text:span text:style-name="T1">предоставляет информацию о событии </text:span></text:p>
      <text:p text:style-name="P8"/>
      <text:p text:style-name="P8"><text:soft-page-break/>data <text:span text:style-name="T1">массив адресов </text:span>URL</text:p>
      <text:p text:style-name="P8"/>
      <text:p text:style-name="P8">layerX <text:span text:style-name="T1">горизонтальное положение курсора относительно слоя</text:span></text:p>
      <text:p text:style-name="P8"/>
      <text:p text:style-name="P8">layerY <text:span text:style-name="T1">вертикальное положение курсора относительно слоя</text:span></text:p>
      <text:p text:style-name="P8"/>
      <text:p text:style-name="P8">modifiers <text:span text:style-name="T1">строка задающая ключи модификатора</text:span></text:p>
      <text:p text:style-name="P8"/>
      <text:p text:style-name="P8">pageX <text:s/><text:span text:style-name="T1">горизонтальное положение курсора относительно окна браузера</text:span></text:p>
      <text:p text:style-name="P8"/>
      <text:p text:style-name="P8">pageY <text:span text:style-name="T1">вертикальное положение курсора относительно окна браузера</text:span></text:p>
      <text:p text:style-name="P8"/>
      <text:p text:style-name="P8">screenX <text:span text:style-name="T1">горизонтальное положение курсора относительно экрана</text:span></text:p>
      <text:p text:style-name="P8"/>
      <text:p text:style-name="P8">screenY <text:span text:style-name="T1">вертикальное положение курсора относительно экрана</text:span></text:p>
      <text:p text:style-name="P8"/>
      <text:p text:style-name="P8">target <text:span text:style-name="T1">строка которой исходно было послано событие</text:span></text:p>
      <text:p text:style-name="P8"/>
      <text:p text:style-name="P8">type <text:span text:style-name="T1">строка указывающая тип события</text:span></text:p>
      <text:p text:style-name="P8"/>
      <text:p text:style-name="P8">which <text:span text:style-name="T1">значение нажатой клавиши или номер клавиши мыши</text:span></text:p>
      <text:p text:style-name="P8"/>
      <text:p text:style-name="P8">x <text:span text:style-name="T1">синоним </text:span>layerX</text:p>
      <text:p text:style-name="P8"/>
      <text:p text:style-name="P8">y <text:span text:style-name="T1">синоним </text:span>layerY</text:p>
      <text:p text:style-name="P9"/>
      <text:p text:style-name="P9">Формы позволяют запросить информацию для дальнейшей работы сервера</text:p>
      <text:p text:style-name="P8"/>
      <text:p text:style-name="P8">CGI Script <text:span text:style-name="T1">информация передаваемая на сервер обрабатывается</text:span></text:p>
      <text:p text:style-name="P8"/>
      <text:p text:style-name="P8">FORM <text:span text:style-name="T1">для создания формы </text:span>(<text:span text:style-name="T1">глубина вложенности</text:span> = <text:span text:style-name="T1">? вроде как не может быть вложена</text:span>)</text:p>
      <text:p text:style-name="P9"/>
      <text:p text:style-name="P8">INPUT <text:span text:style-name="T1">определяет способ и адрес для запрашиваемой информации</text:span></text:p>
      <text:p text:style-name="P8"/>
      <text:p text:style-name="P8">ACTION <text:span text:style-name="T1">куда будет отослано содержание формы</text:span></text:p>
      <text:p text:style-name="P8"/>
      <text:p text:style-name="P8">METHOD <text:span text:style-name="T1">метод для посылки содержания заполненной формы на сервер</text:span></text:p>
      <text:p text:style-name="P8"/>
      <text:p text:style-name="P8">ENCTYPE <text:span text:style-name="T1">задает тип кодирования содержимого заполненной формы</text:span></text:p>
      <text:p text:style-name="P8"/>
      <text:p text:style-name="P8">TARGET <text:span text:style-name="T1">определяет положение ответа сервера по получению формы</text:span></text:p>
      <text:p text:style-name="P8"/>
      <text:p text:style-name="P8">TYPE <text:span text:style-name="T1">-параметр принимает следующие условия:</text:span></text:p>
      <text:p text:style-name="P8">hidden <text:span text:style-name="T1">не предлагается поле для ввода ,а содержимое передается при подтверждении</text:span></text:p>
      <text:p text:style-name="P8">image <text:span text:style-name="T1">картинка по которой щелкнув приводит к подтверждению и отсылке формы</text:span></text:p>
      <text:p text:style-name="P8">text <text:span text:style-name="T1">поле ввода текста</text:span></text:p>
      <text:p text:style-name="P8">password <text:s/><text:span text:style-name="T1">поле ввода пароля(символы звёздочки)</text:span></text:p>
      <text:p text:style-name="P8">checkbox <text:span text:style-name="T1">кнопка принимающая положение </text:span>on off</text:p>
      <text:p text:style-name="P8">radio <text:span text:style-name="T1">принимает </text:span>on off, <text:span text:style-name="T1">остальные кнопки одна из многих</text:span></text:p>
      <text:p text:style-name="P8">submit <text:span text:style-name="T1">действие кнопки: отсылка содержимого на сервер запросов</text:span></text:p>
      <text:p text:style-name="P8">reset <text:span text:style-name="T1">устанавливает во всех интерфейсных элементах значения по умолчанию</text:span></text:p>
      <text:p text:style-name="P8"/>
      <text:p text:style-name="P8"><text:soft-page-break/>NAME <text:span text:style-name="T1">символическое имя для поля ввода</text:span></text:p>
      <text:p text:style-name="P8"/>
      <text:p text:style-name="P8">VALUE <text:span text:style-name="T1">для полей ввода текста или пароля</text:span></text:p>
      <text:p text:style-name="P8"/>
      <text:p text:style-name="P8">CHECKED <text:span text:style-name="T1">задает что кнопка </text:span>checkbox <text:span text:style-name="T1">или </text:span>radio button <text:span text:style-name="T1">отмечены по умолчанию</text:span></text:p>
      <text:p text:style-name="P8"/>
      <text:p text:style-name="P8">SIZE <text:span text:style-name="T1">физический размер поля ввода в символах</text:span></text:p>
      <text:p text:style-name="P8"/>
      <text:p text:style-name="P8">MAXLENGTH <text:span text:style-name="T1">максимальное количество введенных символов</text:span></text:p>
      <text:p text:style-name="P9"/>
      <text:p text:style-name="P8">java<text:span text:style-name="T1"> и </text:span>javascript<text:span text:style-name="T1"> сохраняют </text:span>date <text:span text:style-name="T1">как число миллисекунд с 1 января 1970 года</text:span>0</text:p>
      <text:p text:style-name="P8"/>
      <text:p text:style-name="P8">varName <text:span text:style-name="T1">имя переменной </text:span>JS <text:span text:style-name="T1">для объекта </text:span>date</text:p>
      <text:p text:style-name="P8"/>
      <text:p text:style-name="P8">set <text:span text:style-name="T1">методы для установки даты и времени </text:span></text:p>
      <text:p text:style-name="P8"/>
      <text:p text:style-name="P8">get <text:span text:style-name="T1">методы для получения значений даты и времени</text:span></text:p>
      <text:p text:style-name="P8"/>
      <text:p text:style-name="P8">to <text:span text:style-name="T1">методы для возвращающегося ряда</text:span></text:p>
      <text:p text:style-name="P8"/>
      <text:p text:style-name="P9">для создания слоев тег <text:span text:style-name="T3">DIV </text:span>или <text:span text:style-name="T3">SPAN </text:span>(отличаются лишь внешним видом)</text:p>
      <text:p text:style-name="P8"/>
      <text:p text:style-name="P8">position <text:span text:style-name="T1">параметр позиционирования</text:span></text:p>
      <text:p text:style-name="P8"/>
      <text:p text:style-name="P8">top left <text:span text:style-name="T1">положение элемента двумя координатами(определяют точную позицию слоя)</text:span></text:p>
      <text:p text:style-name="P8">top- <text:span text:style-name="T1">точное местоположение слоя</text:span></text:p>
      <text:p text:style-name="P9"/>
      <text:p text:style-name="P8">z-index <text:s/><text:span text:style-name="T1">порядок слоя(по умолчанию =0)</text:span></text:p>
      <text:p text:style-name="P8"/>
      <text:p text:style-name="P8">relative <text:span text:style-name="T1">для смещения слоя относительно родительского элемента</text:span></text:p>
      <text:p text:style-name="P8"/>
      <text:p text:style-name="P8">display <text:span text:style-name="T1">отображение или скрытие слоя </text:span></text:p>
      <text:p text:style-name="P8"/>
      <text:p text:style-name="P8">display <text:span text:style-name="T1">может принимать значения </text:span>block <text:s/><text:span text:style-name="T1">для показа слоя и </text:span>none <text:span text:style-name="T1">которое прячет его </text:span></text:p>
      <text:p text:style-name="P8"><text:s/></text:p>
      <text:p text:style-name="P8">COOKIE</text:p>
      <text:p text:style-name="P8"/>
      <text:p text:style-name="P8">name <text:span text:style-name="T1">имя хранимых данных</text:span></text:p>
      <text:p text:style-name="P8"/>
      <text:p text:style-name="P8">value <text:span text:style-name="T1">значение данных</text:span></text:p>
      <text:p text:style-name="P8"/>
      <text:p text:style-name="P8">escape <text:span text:style-name="T1">для кодирования</text:span></text:p>
      <text:p text:style-name="P8"/>
      <text:p text:style-name="P8">unescape <text:span text:style-name="T1">для декодирования</text:span></text:p>
      <text:p text:style-name="P8"/>
      <text:p text:style-name="P8">expDate <text:span text:style-name="T1">дата окончания срока действия в </text:span>GMT <text:span text:style-name="T1">формате даты</text:span></text:p>
      <text:p text:style-name="P8"/>
      <text:p text:style-name="P8">document.cookie <text:span text:style-name="T1">строка содержащая имена и значения всех </text:span>cookies <text:span text:style-name="T1">браузера</text:span></text:p>
      <text:p text:style-name="P9"/>
      <text:p text:style-name="P8">XML-<text:span text:style-name="T1">язык представляющий из себя свод общих синтаксических правил для разметки текста</text:span></text:p>
      <text:p text:style-name="P8"/>
      <text:p text:style-name="P8">XML <text:span text:style-name="T1">служит для хранения структурированной информации</text:span></text:p>
      <text:p text:style-name="P9"><text:soft-page-break/></text:p>
      <text:p text:style-name="P8">&amp;apos; <text:span text:style-name="T1">апостроф</text:span></text:p>
      <text:p text:style-name="P8">&amp;quot; <text:span text:style-name="T1">кавычки</text:span></text:p>
      <text:p text:style-name="P8">&amp;#160; <text:span text:style-name="T1">неразделимый пробел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12M27S</meta:editing-duration>
    <meta:editing-cycles>11</meta:editing-cycles>
    <meta:generator>OpenOffice/4.1.3$Win32 OpenOffice.org_project/413m1$Build-9783</meta:generator>
    <dc:date>2020-01-09T19:24:40.05</dc:date>
    <dc:creator>Анна </dc:creator>
    <meta:document-statistic meta:table-count="0" meta:image-count="0" meta:object-count="0" meta:page-count="8" meta:paragraph-count="224" meta:word-count="1241" meta:character-count="9348"/>
    <meta:user-defined meta:name="Info 1"/>
    <meta:user-defined meta:name="Info 2"/>
    <meta:user-defined meta:name="Info 3"/>
    <meta:user-defined meta:name="Info 4"/>
  </office:meta>
</office:document-meta>
</file>